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Helvetica1" svg:font-family="Helvetica"/>
    <style:font-face style:name="Tahoma1" svg:font-family="Tahoma, Lucidasans, 'Lucida Sans', 'Arial Unicode MS'"/>
    <style:font-face style:name="Bitstream Vera Sans" svg:font-family="'Bitstream Vera Sans'" style:font-pitch="variable"/>
    <style:font-face style:name="Lucidasans" svg:font-family="Lucidasans"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Helvetica" svg:font-family="Helvetica"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Helvetica"/>
    </style:style>
    <style:style style:name="P2" style:family="paragraph" style:parent-style-name="Standard">
      <style:paragraph-properties fo:text-align="center" style:justify-single-word="false"/>
      <style:text-properties style:font-name="Helvetica" fo:font-size="24pt" style:font-size-asian="24pt" style:font-size-complex="24pt"/>
    </style:style>
    <style:style style:name="P3" style:family="paragraph" style:parent-style-name="Standard">
      <style:paragraph-properties fo:text-align="center" style:justify-single-word="false"/>
      <style:text-properties style:font-name="Helvetica" fo:font-size="22pt" style:font-size-asian="22pt" style:font-size-complex="22pt"/>
    </style:style>
    <style:style style:name="P4" style:family="paragraph" style:parent-style-name="Contents_20_Heading">
      <style:paragraph-properties fo:break-before="page"/>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Contents_20_4">
      <style:paragraph-properties>
        <style:tab-stops>
          <style:tab-stop style:position="6.3354in" style:type="right" style:leader-style="dotted" style:leader-text="."/>
        </style:tab-stops>
      </style:paragraph-properties>
    </style:style>
    <style:style style:name="P7" style:family="paragraph" style:parent-style-name="Heading_20_3" style:master-page-name="">
      <style:paragraph-properties fo:break-before="page"/>
      <style:text-properties style:font-name="Helvetica"/>
    </style:style>
    <style:style style:name="P8" style:family="paragraph" style:parent-style-name="Text_20_body">
      <style:text-properties style:font-name="Helvetica1"/>
    </style:style>
    <style:style style:name="P9" style:family="paragraph" style:parent-style-name="Text_20_body" style:list-style-name="L2">
      <style:text-properties style:font-name="Helvetica1"/>
    </style:style>
    <style:style style:name="P10" style:family="paragraph" style:parent-style-name="Text_20_body" style:list-style-name="L3"/>
    <style:style style:name="P11" style:family="paragraph" style:parent-style-name="Heading_20_4">
      <style:text-properties style:font-name="Helvetica1"/>
    </style:style>
    <style:style style:name="P12" style:family="paragraph" style:parent-style-name="Text_20_body" style:list-style-name="L4">
      <style:text-properties style:font-name="Helvetica1"/>
    </style:style>
    <style:style style:name="P13" style:family="paragraph" style:parent-style-name="Text_20_body" style:list-style-name="L5">
      <style:text-properties style:font-name="Helvetica1"/>
    </style:style>
    <style:style style:name="P14" style:family="paragraph" style:parent-style-name="Text_20_body" style:list-style-name="L6">
      <style:text-properties style:font-name="Helvetica1"/>
    </style:style>
    <style:style style:name="P15" style:family="paragraph" style:parent-style-name="Standard">
      <style:text-properties style:font-name="Helvetica1"/>
    </style:style>
    <style:style style:name="T1" style:family="text" style:parent-style-name="Strong_20_Emphasis">
      <style:text-properties style:font-name="Helvetica1"/>
    </style:style>
    <style:style style:name="T2" style:family="text" style:parent-style-name="Emphasis">
      <style:text-properties style:font-name="Helvetica1" fo:font-style="normal" style:font-style-asian="normal" style:font-style-complex="normal"/>
    </style:style>
    <style:style style:name="T3" style:family="text" style:parent-style-name="Strong_20_Emphasis">
      <style:text-properties style:font-name="Helvetica1" fo:font-weight="normal" style:font-weight-asian="normal" style:font-weight-complex="normal"/>
    </style:style>
    <style:style style:name="T4" style:family="text">
      <style:text-properties style:font-name="Helvetica1"/>
    </style:style>
    <style:style style:name="Sect1" style:family="section">
      <style:section-properties style:editable="false">
        <style:columns fo:column-count="0" fo:column-gap="0in"/>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Brainfuck Studio</text:p>
      <text:p text:style-name="P3"/>
      <text:p text:style-name="P3">Integrierte Entwicklungsumgebung</text:p>
      <text:p text:style-name="P1"/>
      <text:p text:style-name="P1">für die Programmiersprache Brainfuck</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entry-chapter/>
            <text:index-entry-text/>
            <text:index-entry-tab-stop style:type="right" style:leader-char="."/>
            <text:index-entry-page-number/>
          </text:table-of-content-entry-template>
          <text:table-of-content-entry-template text:outline-level="2"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Inhaltsverzeichnis</text:p>
          </text:index-title>
          <text:p text:style-name="P5">1. Zielbestimmung<text:tab/>3</text:p>
          <text:p text:style-name="P6">1.1 Musskriterien<text:tab/>3</text:p>
          <text:p text:style-name="P6">1.2 Wunschkriterien<text:tab/>3</text:p>
          <text:p text:style-name="P6">1.3 Abgrenzungskriterien<text:tab/>3</text:p>
          <text:p text:style-name="P5">2. IST-Zustand<text:tab/>3</text:p>
          <text:p text:style-name="P5">3. Produkteinsatz<text:tab/>4</text:p>
          <text:p text:style-name="P6">3.1 Anwendungsbereiche<text:tab/>4</text:p>
          <text:p text:style-name="P6">3.2 Zielgruppen<text:tab/>4</text:p>
          <text:p text:style-name="P6">3.3 Betriebsbedingungen<text:tab/>4</text:p>
          <text:p text:style-name="P5">4. Produktumgebung<text:tab/>4</text:p>
          <text:p text:style-name="P6">4.1 Software<text:tab/>4</text:p>
          <text:p text:style-name="P6">4.2 Hardware<text:tab/>4</text:p>
          <text:p text:style-name="P5">5. Produktfunktionen<text:tab/>4</text:p>
          <text:p text:style-name="P6">5.1 Anforderungen an die Applikationssoftware<text:tab/>4</text:p>
          <text:p text:style-name="P6">5.2 Anforderungen an die Systemplattform<text:tab/>5</text:p>
          <text:p text:style-name="P5">6. Aufbau und Inhalt der Offerte<text:tab/>5</text:p>
          <text:p text:style-name="P5">7. Administratives<text:tab/>5</text:p>
        </text:index-body>
      </text:table-of-content>
      <text:p text:style-name="P1"/>
      <text:h text:style-name="P7" text:outline-level="3"><text:span text:style-name="T1">1. Zielbestimmung</text:span></text:h>
      <text:p text:style-name="P8">Das Brainfuck Studio ermöglicht dem Benutzer die einfache und komfortable Programmierung von Brainfuck-Applikationen.</text:p>
      <text:h text:style-name="Heading_20_4" text:outline-level="4"><text:span text:style-name="T1">1.1 Musskriterien</text:span></text:h>
      <text:list text:style-name="L2">
        <text:list-item>
          <text:p text:style-name="P9">Verwaltung von mehreren Quelldateien (über Tabulatoren)</text:p>
        </text:list-item>
        <text:list-item>
          <text:p text:style-name="P9">Direkter Aufruf des Compilers oder des Interpreters aus dem Texteditor</text:p>
        </text:list-item>
        <text:list-item>
          <text:p text:style-name="P9">Unterscheidung zwischen Code und Kommentaren durch Syntaxhighlighting</text:p>
        </text:list-item>
        <text:list-item>
          <text:p text:style-name="P9">Der Debugger analysiert den Code schrittweise und bietet eine Übersicht über beschriebenen Speicher</text:p>
        </text:list-item>
        <text:list-item>
          <text:p text:style-name="P9">Schnittstelle zwischen Parser und Compiler/Interpreter</text:p>
        </text:list-item>
        <text:list-item>
          <text:p text:style-name="P9">Spezifikation einer Zwischensprache, die erweiterte Optimierungen zulässt</text:p>
        </text:list-item>
        <text:list-item>
          <text:p text:style-name="P9">Spezifikation einer Schnittstelle, die die Implementierung mehrer Zielplattformen des Compilers erlaubt.</text:p>
        </text:list-item>
      </text:list>
      <text:h text:style-name="Heading_20_4" text:outline-level="4"><text:span text:style-name="T1">1.2 Wunschkriterien</text:span></text:h>
      <text:list text:style-name="L3">
        <text:list-item>
          <text:p text:style-name="P10"><text:span text:style-name="T2">Reibungsfreies Cross-Compiling zwischen verbreiteten Plattformen</text:span></text:p>
        </text:list-item>
        <text:list-item>
          <text:p text:style-name="P10"><text:span text:style-name="T2">Software ist unter Windows, Unix und Mac OS X anwendbar</text:span></text:p>
        </text:list-item>
        <text:list-item>
          <text:p text:style-name="P10"><text:span text:style-name="T2">Erweiterte Debugging Funktionen (Definition von Breakpoints)</text:span></text:p>
        </text:list-item>
        <text:list-item>
          <text:p text:style-name="P10"><text:span text:style-name="T2">Definition einer Schnittstelle für Plug-Ins</text:span></text:p>
        </text:list-item>
      </text:list>
      <text:h text:style-name="Heading_20_4" text:outline-level="4"><text:span text:style-name="T1">1.3 Abgrenzungskriterien</text:span></text:h>
      <text:p text:style-name="Text_20_body"><text:span text:style-name="T2">Brainfuck Studio bietet nicht die Möglichkeit der Kompilierung von diversen Dialekten, sondern beschränkt sich einzig und allein mit Brainfuck.</text:span></text:p>
      <text:h text:style-name="Heading_20_3" text:outline-level="3"><text:span text:style-name="T1">2. IST-Zustand</text:span></text:h>
      <text:p text:style-name="Text_20_body"><text:span text:style-name="T3">Zur Zeit existieren keine Integrierten Entwicklungsumgebungen für die Programmiersprache Brainfuck, die den gegebenen Anforderungen gerecht werden, da für die meisten Programmierer nur eine möglichst kleiner Compiler das Ziel war, bei denen es dann aber meistes an voller Funktionalität mangelt.</text:span></text:p>
      <text:h text:style-name="Heading_20_3" text:outline-level="3"><text:span text:style-name="T1">3. Produkteinsatz</text:span></text:h>
      <text:h text:style-name="Heading_20_4" text:outline-level="4"><text:span text:style-name="T1">3.1 Anwendungsbereiche</text:span></text:h>
      <text:p text:style-name="Text_20_body"><text:span text:style-name="T2">Anwendung im privaten Bereich</text:span></text:p>
      <text:h text:style-name="Heading_20_4" text:outline-level="4"><text:span text:style-name="T1">3.2 Zielgruppen</text:span></text:h>
      <text:p text:style-name="Text_20_body"><text:span text:style-name="T2">Menschen die Spaß an der Lösung von kniffligen Programmieraufgaben haben.</text:span></text:p>
      <text:h text:style-name="Heading_20_4" text:outline-level="4"><text:span text:style-name="T1">3.3 Betriebsbedingungen</text:span></text:h>
      <text:p text:style-name="Text_20_body"><text:span text:style-name="T2">Häuslicher Computerarbeitsplatz</text:span></text:p>
      <text:h text:style-name="Heading_20_3" text:outline-level="3"><text:span text:style-name="T1">4. Produktumgebung</text:span></text:h>
      <text:h text:style-name="Heading_20_4" text:outline-level="4"><text:span text:style-name="T1">4.1 Software</text:span></text:h>
      <text:p text:style-name="Text_20_body"><text:span text:style-name="T4">Außer einem unterstützten Betriebssystem wird keine spezifische Zusatzsoftware benötigt. Unterstützte Betriebssysteme sind </text:span><text:span text:style-name="T2">Microsoft(R) Windows(R), POSIX-kompatible Unices oder, sofern das entsprechende Wunschkriterium erfüllt wird, Mac OS (X).</text:span></text:p>
      <text:h text:style-name="Heading_20_4" text:outline-level="4"><text:span text:style-name="T1">4.2 Hardware</text:span></text:h>
      <text:p text:style-name="P8">Benötigt wird ein x86-kompatibler PC oder, sofern das entsprechende Wunschkriterium erfüllt wird, ein PowerPC.</text:p>
      <text:h text:style-name="Heading_20_3" text:outline-level="3"><text:span text:style-name="T1">5. Produktfunktionen</text:span></text:h>
      <text:h text:style-name="P11" text:outline-level="4">5.1 Anforderungen an die Applikationssoftware</text:h>
      <text:list text:style-name="L4">
        <text:list-item>
          <text:p text:style-name="P12">Texteditor</text:p>
          <text:list>
            <text:list-item>
              <text:p text:style-name="P12">Benutzerschnittstelle soll weitgehend der Usability-Norm EN ISO 9241 – 10 entsprechen.</text:p>
            </text:list-item>
            <text:list-item>
              <text:p text:style-name="P12">Unterstützt mehrere Sprachen (i18n und l10n)</text:p>
            </text:list-item>
            <text:list-item>
              <text:p text:style-name="P12">Ermöglicht die gleichzeitige Bearbeitung von mehreren Quelldateien</text:p>
            </text:list-item>
            <text:list-item>
              <text:p text:style-name="P12">Syntaxhighlighting</text:p>
            </text:list-item>
            <text:list-item>
              <text:p text:style-name="P12">Bietet Debugging-Möglichkeiten (Step-By-Step Code Analyse und Memory Dump)</text:p>
            </text:list-item>
            <text:list-item>
              <text:p text:style-name="P12">Wahlweiser Aufruf von Compiler oder Interpreter</text:p>
            </text:list-item>
          </text:list>
        </text:list-item>
        <text:list-item>
          <text:p text:style-name="P12">Parser(-Library)</text:p>
          <text:list>
            <text:list-item>
              <text:p text:style-name="P12">Analysiert den Code auf Fehler</text:p>
            </text:list-item>
            <text:list-item>
              <text:p text:style-name="P12">Generiert eine maschinensprachen-ähnliche Zwischensprache</text:p>
            </text:list-item>
            <text:list-item>
              <text:p text:style-name="P12">Optimiert die generierte Zwischensprache</text:p>
            </text:list-item>
          </text:list>
        </text:list-item>
        <text:list-item>
          <text:p text:style-name="P12">Compiler</text:p>
          <text:list>
            <text:list-item>
              <text:p text:style-name="P12">Übersetzt die vom Parser generierte Zwischensprache in Maschinensprache</text:p>
            </text:list-item>
          </text:list>
        </text:list-item>
        <text:list-item>
          <text:p text:style-name="P12">Interpreter</text:p>
          <text:list>
            <text:list-item>
              <text:p text:style-name="P12">Interpretiert die vom Parser generierte Zwischensprache</text:p>
            </text:list-item>
          </text:list>
        </text:list-item>
      </text:list>
      <text:p text:style-name="P8"/>
      <text:h text:style-name="P11" text:outline-level="4">5.2 Anforderungen an die Systemplattform</text:h>
      <text:list text:style-name="L5">
        <text:list-item>
          <text:p text:style-name="P13">Systemplattform</text:p>
          <text:list>
            <text:list-item>
              <text:p text:style-name="P13">x86-kompatibler PC</text:p>
            </text:list-item>
            <text:list-item>
              <text:p text:style-name="P13">PowerPC (sofern entsprechendes Wunschkriterium erfüllt wird)</text:p>
            </text:list-item>
          </text:list>
        </text:list-item>
        <text:list-item>
          <text:p text:style-name="P13">Betriebssystem</text:p>
          <text:list>
            <text:list-item>
              <text:p text:style-name="P13">Microsoft(R) Windows(R)</text:p>
            </text:list-item>
            <text:list-item>
              <text:p text:style-name="P13">POSIX-kompatibles Unix-Betriebssystem</text:p>
            </text:list-item>
            <text:list-item>
              <text:p text:style-name="P13">Mac OS X (sofern entsprechendes Wunschkriterium erfüllt wird)</text:p>
            </text:list-item>
          </text:list>
        </text:list-item>
      </text:list>
      <text:h text:style-name="Heading_20_3" text:outline-level="3"><text:span text:style-name="T1">6. Aufbau und Inhalt der Offerte</text:span></text:h>
      <text:p text:style-name="P8">Das Brainfuck Studio setzt sich zusammen aus:</text:p>
      <text:list text:style-name="L6">
        <text:list-item>
          <text:p text:style-name="P14">Editor</text:p>
        </text:list-item>
        <text:list-item>
          <text:p text:style-name="P14">Parser</text:p>
        </text:list-item>
        <text:list-item>
          <text:p text:style-name="P14">Compiler</text:p>
        </text:list-item>
        <text:list-item>
          <text:p text:style-name="P14">Interpreter</text:p>
        </text:list-item>
      </text:list>
      <text:h text:style-name="Heading_20_3" text:outline-level="3"><text:span text:style-name="T1">7. Administratives</text:span></text:h>
      <text:p text:style-name="P15">Brainfuck Studio wird im Rahmen der BSD-Lizenz entwickelt und kann über die Web-Adresse <text:a xlink:type="simple" xlink:href="https://developer.berlios.de/projects/bf-dev/">https://developer.berlios.de/projects/bf-dev/</text:a> bezogen werden. Bei Rückfragen bezüglich des Pflichtenheftes melden Sie sich bitte beim Projektleiter. Eine Webseite wird unter <text:a xlink:type="simple" xlink:href="http://bf-dev.berlios.de/">http://bf-dev.berlios.de/</text:a> eingericht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Helvetica1" svg:font-family="Helvetica"/>
    <style:font-face style:name="Tahoma1" svg:font-family="Tahoma, Lucidasans, 'Lucida Sans', 'Arial Unicode MS'"/>
    <style:font-face style:name="Bitstream Vera Sans" svg:font-family="'Bitstream Vera Sans'" style:font-pitch="variable"/>
    <style:font-face style:name="Lucidasans" svg:font-family="Lucidasans"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Helvetica" svg:font-family="Helvetica"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de" fo:country="AT"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Nimbus Sans L" fo:font-size="14pt" style:font-name-asian="Nimbus Sans L1" style:font-size-asian="14pt" style:font-name-complex="Lucidasans" style:font-size-complex="14pt"/>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Nimbus Sans L1"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Nimbus Sans L1" style:font-size-asian="12pt" style:font-weight-asian="bold" style:font-name-complex="Lucidasan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HeaderTable" style:family="table">
      <style:table-properties style:width="6.925in" table:align="margins"/>
    </style:style>
    <style:style style:name="HeaderTable.A" style:family="table-column">
      <style:table-column-properties style:column-width="5.8986in" style:rel-column-width="55820*"/>
    </style:style>
    <style:style style:name="HeaderTable.B" style:family="table-column">
      <style:table-column-properties style:column-width="1.0264in" style:rel-column-width="9715*"/>
    </style:style>
    <style:style style:name="HeaderTable.A1" style:family="table-cell">
      <style:table-cell-properties fo:padding="0in" fo:border="none"/>
    </style:style>
    <style:style style:name="P1" style:family="paragraph" style:parent-style-name="Header">
      <style:text-properties style:font-name="Helvetica" fo:font-size="13pt" style:font-size-asian="13pt" style:font-size-complex="13pt"/>
    </style:style>
    <style:style style:name="P2" style:family="paragraph" style:parent-style-name="Table_20_Contents">
      <style:text-properties style:font-name="Helvetica" fo:font-size="10pt" style:font-size-asian="10pt" style:font-size-complex="10pt"/>
    </style:style>
    <style:style style:name="P3" style:family="paragraph" style:parent-style-name="Table_20_Contents">
      <style:paragraph-properties fo:margin-top="0in" fo:margin-bottom="0.0835in" text:number-lines="false" text:line-number="0"/>
      <style:text-properties style:font-name="Helvetica" fo:font-size="10pt" style:font-size-asian="10pt" style:font-size-complex="10pt"/>
    </style:style>
    <style:style style:name="P4" style:family="paragraph" style:parent-style-name="Footer">
      <style:text-properties style:font-name="Helvetica"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35in" draw:z-index="5"><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2">Daniel Posch</text:p>
                  </table:table-cell>
                </table:table-row>
                <table:table-row>
                  <table:table-cell table:style-name="HeaderTable.A1" office:value-type="string">
                    <text:p text:style-name="P2">David Christa</text:p>
                  </table:table-cell>
                </table:table-row>
                <table:table-row>
                  <table:table-cell table:style-name="HeaderTable.A1" office:value-type="string">
                    <text:p text:style-name="P2">Bernhard Kragl</text:p>
                  </table:table-cell>
                </table:table-row>
              </table:table>
            </table:table-cell>
          </table:table-row>
          <table:table-row>
            <table:table-cell table:style-name="HeaderTable.A1" office:value-type="string">
              <text:p text:style-name="P3">Pflichtenheft</text:p>
            </table:table-cell>
            <table:table-cell table:style-name="HeaderTable.A1" office:value-type="string">
              <text:p text:style-name="P2">Wolfgang Moser</text:p>
            </table:table-cell>
          </table:table-row>
        </table:table>
        <text:p text:style-name="P2">3 CHD – 2005/06</text:p>
      </style:header>
      <style:footer>
        <text:p text:style-name="P4"><text:date style:data-style-name="N37" text:date-value="2005-11-03T21:45:47.22" text:fixed="true">03.11.05</text:date><text:tab/><text:tab/><text:page-number text:select-page="current">6</text:page-number>/<text:page-count>6</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10-20T19:01:20</meta:creation-date>
    <dc:date>2005-11-03T21:58:34</dc:date>
    <meta:print-date>2005-11-03T21:45:53</meta:print-date>
    <dc:language>de-AT</dc:language>
    <meta:editing-cycles>30</meta:editing-cycles>
    <meta:editing-duration>PT5H0M41S</meta:editing-duration>
    <meta:user-defined meta:name="Info 1"/>
    <meta:user-defined meta:name="Info 2"/>
    <meta:user-defined meta:name="Info 3"/>
    <meta:user-defined meta:name="Info 4"/>
    <meta:document-statistic meta:table-count="1" meta:image-count="1" meta:object-count="0" meta:page-count="6" meta:paragraph-count="94" meta:word-count="512" meta:character-count="4016"/>
  </office:meta>
</office:document-meta>
</file>